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4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<text:a xlink:href="https://cryptodb.org/cryptodb/app/record/genomic-sequence/CP044422" xlink:type="simple">CP044422</text:a></text:p>
          </table:table-cell>
          <table:table-cell table:style-name="ce1" office:value-type="float" office:value="772586" calcext:value-type="float">
            <text:p>772586</text:p>
          </table:table-cell>
          <table:table-cell table:style-name="ce3" office:value-type="float" office:value="775372" calcext:value-type="float">
            <text:p>775372</text:p>
          </table:table-cell>
          <table:table-cell table:style-name="ce1" office:value-type="string" calcext:value-type="string">
            <text:p>CPATCC_0038930 (cgd1_470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cryptodb.org/cryptodb/app/record/genomic-sequence/CP044419" xlink:type="simple">CP044419</text:a></text:p>
          </table:table-cell>
          <table:table-cell table:style-name="ce1" office:value-type="float" office:value="793136" calcext:value-type="float">
            <text:p>793136</text:p>
          </table:table-cell>
          <table:table-cell table:style-name="ce3" office:value-type="float" office:value="794173" calcext:value-type="float">
            <text:p>794173</text:p>
          </table:table-cell>
          <table:table-cell table:style-name="ce1" office:value-type="string" calcext:value-type="string">
            <text:p>CPATCC_0020350 (cgd4_2350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cryptodb.org/cryptodb/app/record/genomic-sequence/CP044418" xlink:type="simple">CP044418</text:a></text:p>
          </table:table-cell>
          <table:table-cell table:style-name="ce1" office:value-type="float" office:value="25563" calcext:value-type="float">
            <text:p>25563</text:p>
          </table:table-cell>
          <table:table-cell table:style-name="ce3" office:value-type="float" office:value="27293" calcext:value-type="float">
            <text:p>27293</text:p>
          </table:table-cell>
          <table:table-cell table:style-name="ce1" office:value-type="string" calcext:value-type="string">
            <text:p>CPATCC_0021830 (cgd5_10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cryptodb.org/cryptodb/app/record/genomic-sequence/CP044418" xlink:type="simple">CP044418</text:a></text:p>
          </table:table-cell>
          <table:table-cell table:style-name="ce1" office:value-type="float" office:value="723128" calcext:value-type="float">
            <text:p>723128</text:p>
          </table:table-cell>
          <table:table-cell office:value-type="float" office:value="731201" calcext:value-type="float">
            <text:p>731201</text:p>
          </table:table-cell>
          <table:table-cell table:style-name="ce1" office:value-type="string" calcext:value-type="string">
            <text:p>CPATCC_0024920 (cgd5_4490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cryptodb.org/cryptodb/app/record/genomic-sequence/CP044417" xlink:type="simple">CP044417</text:a></text:p>
          </table:table-cell>
          <table:table-cell table:style-name="ce1" office:value-type="float" office:value="999786" calcext:value-type="float">
            <text:p>999786</text:p>
          </table:table-cell>
          <table:table-cell table:style-name="ce3" office:value-type="float" office:value="1011203" calcext:value-type="float">
            <text:p>1011203</text:p>
          </table:table-cell>
          <table:table-cell table:style-name="ce1" office:value-type="string" calcext:value-type="string">
            <text:p>CPATCC_0015910 (cgd6_4290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<text:a xlink:href="https://cryptodb.org/cryptodb/app/record/genomic-sequence/CP044415" xlink:type="simple">CP044415</text:a></text:p>
          </table:table-cell>
          <table:table-cell table:style-name="ce1" office:value-type="float" office:value="1088328" calcext:value-type="float">
            <text:p>1088328</text:p>
          </table:table-cell>
          <table:table-cell table:style-name="ce1" office:value-type="float" office:value="1089160" calcext:value-type="float">
            <text:p>1089160</text:p>
          </table:table-cell>
          <table:table-cell office:value-type="string" calcext:value-type="string">
            <text:p>CPATCC_0004650_NC (cgd8_4440_NC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cryptodb.org/cryptodb/app/record/genomic-sequence/CP044415" xlink:type="simple">CP044415</text:a></text:p>
          </table:table-cell>
          <table:table-cell table:style-name="ce1" office:value-type="float" office:value="1199985" calcext:value-type="float">
            <text:p>1199985</text:p>
          </table:table-cell>
          <table:table-cell table:style-name="ce3" office:value-type="float" office:value="1207214" calcext:value-type="float">
            <text:p>1207214</text:p>
          </table:table-cell>
          <table:table-cell table:style-name="ce1" office:value-type="string" calcext:value-type="string">
            <text:p>CPATCC_0005100 (cgd8_4840)</text:p>
          </table:table-cell>
          <table:table-cell table:number-columns-repeated="102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P044415" table:base-cell-address="$Sheet1.$A$6" table:cell-range-address="$Sheet1.$A$6"/>
        <table:named-range table:name="CP044417" table:base-cell-address="$Sheet1.$A$5" table:cell-range-address="$Sheet1.$A$5"/>
        <table:named-range table:name="CP044418" table:base-cell-address="$Sheet1.$A$3" table:cell-range-address="$Sheet1.$A$3"/>
        <table:named-range table:name="CP044419" table:base-cell-address="$Sheet1.$A$2" table:cell-range-address="$Sheet1.$A$2"/>
        <table:named-range table:name="CP044422" table:base-cell-address="$Sheet1.$B$1" table:cell-range-address="$Sheet1.$A$1"/>
        <table:named-range table:name="CPATCC_0038930_t1" table:base-cell-address="$Sheet1.$F$1" table:cell-range-address="$Sheet1.$E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2T13:14:34.096685405</meta:creation-date>
    <dc:date>2024-11-12T13:33:58.295333385</dc:date>
    <meta:editing-duration>PT9M14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